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18a59" officeooo:paragraph-rsid="00118a59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18a59" officeooo:paragraph-rsid="00174b57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2526d" officeooo:paragraph-rsid="0012526d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68750" officeooo:paragraph-rsid="00168750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68750" officeooo:paragraph-rsid="00118a59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74b57" officeooo:paragraph-rsid="00174b57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303f" officeooo:paragraph-rsid="00118a59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303f" officeooo:paragraph-rsid="0019303f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b81bd" officeooo:paragraph-rsid="001b81bd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b81bd" officeooo:paragraph-rsid="001d1fd9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3322b" officeooo:paragraph-rsid="0013322b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83fd" officeooo:paragraph-rsid="001983fd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a2f0" officeooo:paragraph-rsid="0019a2f0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3322b" officeooo:paragraph-rsid="0013322b" fo:background-color="#ec9ba4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83fd" officeooo:paragraph-rsid="001983fd" fo:background-color="transparent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normal" officeooo:rsid="001b81bd" officeooo:paragraph-rsid="001d1fd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normal" officeooo:rsid="001e83fc" officeooo:paragraph-rsid="001e83f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normal" officeooo:rsid="00215789" officeooo:paragraph-rsid="0021578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normal" officeooo:rsid="0021add7" officeooo:paragraph-rsid="0021add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bold" officeooo:rsid="0021f083" officeooo:paragraph-rsid="0021f08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18a59" officeooo:paragraph-rsid="00118a59" fo:background-color="#ffff00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3322b" officeooo:paragraph-rsid="0013322b" fo:background-color="#ffff6d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83fd" officeooo:paragraph-rsid="001983fd" fo:background-color="#ffff6d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303f" officeooo:paragraph-rsid="0019303f" fo:background-color="#069a2e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83fd" officeooo:paragraph-rsid="001983fd" fo:background-color="#bf819e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Arial2" fo:font-size="12pt" fo:language="pt" fo:country="BR" fo:font-style="italic" officeooo:rsid="001e83fc" officeooo:paragraph-rsid="001e83f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4284b" officeooo:paragraph-rsid="0024284b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4d464" officeooo:paragraph-rsid="0024d464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65165" officeooo:paragraph-rsid="00265165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7739d" officeooo:paragraph-rsid="0027739d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887c4" officeooo:paragraph-rsid="002887c4" fo:background-color="transparent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887c4" officeooo:paragraph-rsid="00288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Caption" style:list-style-name="L1"/>
    <style:style style:name="P34" style:family="paragraph" style:parent-style-name="Caption" style:list-style-name="L2"/>
    <style:style style:name="P35" style:family="paragraph" style:parent-style-name="Caption" style:list-style-name="L3"/>
    <style:style style:name="P36" style:family="paragraph" style:parent-style-name="Heading_20_3">
      <style:paragraph-properties fo:break-before="page"/>
    </style:style>
    <style:style style:name="P37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e83fc" officeooo:paragraph-rsid="001e83fc" style:font-size-asian="12pt" style:font-style-asian="normal" style:font-size-complex="12pt" style:font-style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Arial2" fo:font-size="12pt" fo:language="pt" fo:country="BR" fo:font-style="normal" officeooo:rsid="00118a59" officeooo:paragraph-rsid="00118a59" style:font-size-asian="12pt" style:font-style-asian="normal" style:font-size-complex="12pt" style:font-style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18a59" officeooo:paragraph-rsid="00118a59" style:font-size-asian="12pt" style:font-style-asian="normal" style:font-size-complex="12pt" style:font-style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2526d" officeooo:paragraph-rsid="0012526d" style:font-size-asian="12pt" style:font-style-asian="normal" style:font-size-complex="12pt" style:font-style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style:font-name="Arial2" fo:font-size="12pt" fo:language="pt" fo:country="BR" fo:font-style="normal" officeooo:rsid="00168750" officeooo:paragraph-rsid="00168750" style:font-size-asian="12pt" style:font-style-asian="normal" style:font-size-complex="12pt" style:font-style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style:font-name="Arial2" fo:font-size="12pt" fo:language="pt" fo:country="BR" fo:font-style="normal" officeooo:rsid="00168750" officeooo:paragraph-rsid="00168750" style:font-size-asian="12pt" style:font-style-asian="normal" style:font-size-complex="12pt" style:font-style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style:font-name="Arial2" fo:font-size="12pt" fo:language="pt" fo:country="BR" fo:font-style="normal" officeooo:rsid="00168750" officeooo:paragraph-rsid="00168750" style:font-size-asian="12pt" style:font-style-asian="normal" style:font-size-complex="12pt" style:font-style-complex="normal"/>
    </style:style>
    <style:style style:name="P44" style:family="paragraph" style:parent-style-name="Standard" style:list-style-name="L9">
      <style:paragraph-properties fo:text-align="start" style:justify-single-word="false"/>
      <style:text-properties style:font-name="Arial2" fo:font-size="12pt" fo:language="pt" fo:country="BR" fo:font-style="normal" officeooo:rsid="00174b57" officeooo:paragraph-rsid="00174b57" style:font-size-asian="12pt" style:font-style-asian="normal" style:font-size-complex="12pt" style:font-style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style:font-name="Arial2" fo:font-size="12pt" fo:language="pt" fo:country="BR" fo:font-style="normal" officeooo:rsid="0019303f" officeooo:paragraph-rsid="0019303f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303f" officeooo:paragraph-rsid="0019303f" style:font-size-asian="12pt" style:font-style-asian="normal" style:font-size-complex="12pt" style:font-style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style:font-name="Arial2" fo:font-size="12pt" fo:language="pt" fo:country="BR" fo:font-style="normal" officeooo:rsid="001b81bd" officeooo:paragraph-rsid="001b81bd" style:font-size-asian="12pt" style:font-style-asian="normal" style:font-size-complex="12pt" style:font-style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style:font-name="Arial2" fo:font-size="12pt" fo:language="pt" fo:country="BR" fo:font-style="normal" officeooo:rsid="001d1fd9" officeooo:paragraph-rsid="001d1fd9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officeooo:rsid="0019a2f0" officeooo:paragraph-rsid="0019a2f0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normal" officeooo:rsid="0021f083" officeooo:paragraph-rsid="0021f08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normal" officeooo:rsid="002335aa" officeooo:paragraph-rsid="002335aa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2" fo:font-size="12pt" fo:language="pt" fo:country="BR" fo:font-style="normal" fo:font-weight="normal" officeooo:rsid="00241eab" officeooo:paragraph-rsid="00241ea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Arial2" fo:font-size="12pt" fo:language="pt" fo:country="BR" fo:font-style="normal" fo:font-weight="normal" officeooo:rsid="00241eab" officeooo:paragraph-rsid="00241ea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18a59" officeooo:paragraph-rsid="00118a59" fo:background-color="#77bc65" style:font-size-asian="12pt" style:font-style-asian="normal" style:font-size-complex="12pt" style:font-style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18a59" officeooo:paragraph-rsid="00118a59" fo:background-color="#81aca6" style:font-size-asian="12pt" style:font-style-asian="normal" style:font-size-complex="12pt" style:font-style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19be6" officeooo:paragraph-rsid="00119be6" fo:background-color="#a1467e" style:font-size-asian="12pt" style:font-style-asian="normal" style:font-size-complex="12pt" style:font-style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19be6" officeooo:paragraph-rsid="00119be6" fo:background-color="#8e86ae" style:font-size-asian="12pt" style:font-style-asian="normal" style:font-size-complex="12pt" style:font-style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2526d" officeooo:paragraph-rsid="0012526d" fo:background-color="#ffffa6" style:font-size-asian="12pt" style:font-style-asian="normal" style:font-size-complex="12pt" style:font-style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2526d" officeooo:paragraph-rsid="0012526d" fo:background-color="#b4c7dc" style:font-size-asian="12pt" style:font-style-asian="normal" style:font-size-complex="12pt" style:font-style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style:font-name="Arial2" fo:font-size="12pt" fo:language="pt" fo:country="BR" fo:font-style="normal" officeooo:rsid="0012526d" officeooo:paragraph-rsid="0012526d" fo:background-color="#ff3838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Arial2" fo:font-size="12pt" fo:language="pt" fo:country="BR" fo:font-style="normal" fo:font-weight="normal" officeooo:rsid="00241eab" officeooo:paragraph-rsid="00241eab" fo:background-color="#ffff0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ffffff" loext:opacity="100%" style:font-name="Arial2" fo:font-size="12pt" fo:language="pt" fo:country="BR" fo:font-style="normal" fo:font-weight="normal" officeooo:rsid="00241eab" officeooo:paragraph-rsid="00241eab" fo:background-color="#3465a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ff0000" loext:opacity="100%" style:font-name="Arial2" fo:font-size="12pt" fo:language="pt" fo:country="BR" fo:font-style="normal" fo:font-weight="normal" officeooo:rsid="0024284b" officeooo:paragraph-rsid="0024284b" fo:background-color="#729fc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4284b" officeooo:paragraph-rsid="0024284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4d464" officeooo:paragraph-rsid="0024284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4d464" officeooo:paragraph-rsid="0024d4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65165" officeooo:paragraph-rsid="0026516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7739d" officeooo:paragraph-rsid="002773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887c4" officeooo:paragraph-rsid="002773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887c4" officeooo:paragraph-rsid="00288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887c4" officeooo:paragraph-rsid="0026516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9f1db" officeooo:paragraph-rsid="0029f1d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d750b" officeooo:paragraph-rsid="002d7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f3a04" officeooo:paragraph-rsid="002f3a0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3207fb" officeooo:paragraph-rsid="003207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3401a1" officeooo:paragraph-rsid="003401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normal" officeooo:rsid="002887c4" officeooo:paragraph-rsid="002887c4" fo:background-color="#ffff00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d750b" officeooo:paragraph-rsid="002d833d" fo:background-color="transparent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f3a04" officeooo:paragraph-rsid="002f3a04" fo:background-color="transparent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normal" fo:font-weight="bold" officeooo:rsid="002d750b" officeooo:paragraph-rsid="002d750b" fo:background-color="#ff8000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Arial2" fo:font-size="12pt" fo:language="pt" fo:country="BR" fo:font-style="italic" fo:font-weight="normal" officeooo:rsid="002d833d" officeooo:paragraph-rsid="002d833d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officeooo:paragraph-rsid="00118a59"/>
    </style:style>
    <style:style style:name="P83" style:family="paragraph" style:parent-style-name="Standard" style:list-style-name="L11" style:master-page-name="">
      <loext:graphic-properties draw:fill="none"/>
      <style:paragraph-properties fo:margin-left="1.499cm" fo:margin-right="0cm" fo:text-align="start" style:justify-single-word="false" fo:text-indent="-0.6cm" style:auto-text-indent="false" style:page-number="auto" fo:background-color="transparent"/>
      <style:text-properties style:font-name="Arial2" fo:font-size="12pt" fo:language="pt" fo:country="BR" fo:font-style="normal" officeooo:rsid="001b81bd" officeooo:paragraph-rsid="001b81bd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text-align="start" style:justify-single-word="false" fo:break-before="page"/>
      <style:text-properties style:font-name="Arial2" fo:font-size="12pt" fo:language="pt" fo:country="BR" fo:font-style="italic" officeooo:rsid="00118a59" officeooo:paragraph-rsid="00118a59" style:font-size-asian="12pt" style:font-style-asian="italic" style:font-size-complex="12pt" style:font-style-complex="italic"/>
    </style:style>
    <style:style style:name="P8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normal" fo:font-weight="normal" officeooo:rsid="0030e0c2" officeooo:paragraph-rsid="0030e0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normal" officeooo:rsid="0030e0c2" officeooo:paragraph-rsid="0030e0c2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normal" officeooo:rsid="003401a1" officeooo:paragraph-rsid="003401a1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normal" officeooo:rsid="003207fb" officeooo:paragraph-rsid="003207f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normal" officeooo:rsid="0030e0c2" officeooo:paragraph-rsid="0030e0c2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normal" officeooo:rsid="003401a1" officeooo:paragraph-rsid="003401a1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normal" officeooo:rsid="0035d0f6" officeooo:paragraph-rsid="0035d0f6" fo:background-color="#ff8000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bold" officeooo:rsid="0036068a" officeooo:paragraph-rsid="0036068a" fo:background-color="transparent" style:font-size-asian="12pt" style:font-style-asian="italic" style:font-weight-asian="bold" style:font-size-complex="12pt" style:font-style-complex="italic" style:font-weight-complex="bold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bold" officeooo:rsid="0036778e" officeooo:paragraph-rsid="0036778e" fo:background-color="transparent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bold" officeooo:rsid="003775e3" officeooo:paragraph-rsid="003775e3" fo:background-color="transparent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bold" officeooo:rsid="00397843" officeooo:paragraph-rsid="00397843" fo:background-color="transparent" style:font-size-asian="12pt" style:font-style-asian="italic" style:font-weight-asian="bold" style:font-size-complex="12pt" style:font-style-complex="italic" style:font-weight-complex="bold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2" fo:font-size="12pt" fo:language="pt" fo:country="BR" fo:font-style="italic" fo:font-weight="bold" officeooo:rsid="0039f18a" officeooo:paragraph-rsid="0039f18a" fo:background-color="transparent" style:font-size-asian="12pt" style:font-style-asian="italic" style:font-weight-asian="bold" style:font-size-complex="12pt" style:font-style-complex="italic" style:font-weight-complex="bol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style:font-name="Arial2" fo:font-size="12pt" fo:language="pt" fo:country="BR" fo:font-style="italic" fo:font-weight="normal" officeooo:rsid="003401a1" officeooo:paragraph-rsid="003401a1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style:font-name="Arial2" fo:font-size="12pt" fo:language="pt" fo:country="BR" fo:font-style="italic" fo:font-weight="normal" officeooo:rsid="0035d0f6" officeooo:paragraph-rsid="0035d0f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style:font-name="Arial2" fo:font-size="12pt" fo:language="pt" fo:country="BR" fo:font-style="italic" fo:font-weight="bold" officeooo:rsid="0036778e" officeooo:paragraph-rsid="0036778e" fo:background-color="transparent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TÍTULO_20_AULA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d464" style:font-weight-asian="normal" style:font-weight-complex="normal"/>
    </style:style>
    <style:style style:name="T3" style:family="text">
      <style:text-properties fo:font-weight="normal" officeooo:rsid="00265165" style:font-weight-asian="normal" style:font-weight-complex="normal"/>
    </style:style>
    <style:style style:name="T4" style:family="text">
      <style:text-properties fo:font-weight="normal" officeooo:rsid="0027739d" style:font-weight-asian="normal" style:font-weight-complex="normal"/>
    </style:style>
    <style:style style:name="T5" style:family="text">
      <style:text-properties fo:font-weight="normal" officeooo:rsid="002887c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1fd9" style:font-weight-asian="bold" style:font-weight-complex="bold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3faf46" loext:char-shading-value="0"/>
    </style:style>
    <style:style style:name="T10" style:family="text">
      <style:text-properties fo:color="#ffffff" loext:opacity="100%" fo:background-color="#f10d0c" loext:char-shading-value="0"/>
    </style:style>
    <style:style style:name="T11" style:family="text">
      <style:text-properties fo:color="#ffffff" loext:opacity="100%" officeooo:rsid="00119be6" fo:background-color="#f10d0c" loext:char-shading-value="0"/>
    </style:style>
    <style:style style:name="T12" style:family="text">
      <style:text-properties officeooo:rsid="0013322b"/>
    </style:style>
    <style:style style:name="T13" style:family="text">
      <style:text-properties officeooo:rsid="0014dad3"/>
    </style:style>
    <style:style style:name="T14" style:family="text">
      <style:text-properties fo:background-color="#ec9ba4" loext:char-shading-value="0"/>
    </style:style>
    <style:style style:name="T15" style:family="text">
      <style:text-properties officeooo:rsid="00174b57" fo:background-color="#ec9ba4" loext:char-shading-value="0"/>
    </style:style>
    <style:style style:name="T16" style:family="text">
      <style:text-properties fo:background-color="#ffff6d" loext:char-shading-value="0"/>
    </style:style>
    <style:style style:name="T17" style:family="text">
      <style:text-properties officeooo:rsid="001983fd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officeooo:rsid="0019a2f0"/>
    </style:style>
    <style:style style:name="T20" style:family="text">
      <style:text-properties officeooo:rsid="001d1fd9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1ffca6"/>
    </style:style>
    <style:style style:name="T26" style:family="text">
      <style:text-properties officeooo:rsid="0021add7"/>
    </style:style>
    <style:style style:name="T27" style:family="text">
      <style:text-properties fo:color="#ff0000" loext:opacity="100%" fo:font-weight="normal" style:font-weight-asian="normal" style:font-weight-complex="normal"/>
    </style:style>
    <style:style style:name="T28" style:family="text">
      <style:text-properties fo:color="#00a933" loext:opacity="100%" fo:font-weight="normal" style:font-weight-asian="normal" style:font-weight-complex="normal"/>
    </style:style>
    <style:style style:name="T29" style:family="text">
      <style:text-properties officeooo:rsid="0024d464"/>
    </style:style>
    <style:style style:name="T30" style:family="text">
      <style:text-properties style:use-window-font-color="true" loext:opacity="0%" fo:font-weight="normal" style:font-weight-asian="normal" style:font-weight-complex="normal"/>
    </style:style>
    <style:style style:name="T31" style:family="text">
      <style:text-properties style:use-window-font-color="true" loext:opacity="0%" fo:font-weight="normal" officeooo:rsid="0024284b" style:font-weight-asian="normal" style:font-weight-complex="normal"/>
    </style:style>
    <style:style style:name="T32" style:family="text">
      <style:text-properties officeooo:rsid="002887c4"/>
    </style:style>
    <style:style style:name="T33" style:family="text">
      <style:text-properties officeooo:rsid="002d750b"/>
    </style:style>
    <style:style style:name="T34" style:family="text">
      <style:text-properties fo:background-color="#5983b0" loext:char-shading-value="0"/>
    </style:style>
    <style:style style:name="T35" style:family="text">
      <style:text-properties officeooo:rsid="002f3a04" fo:background-color="#5983b0" loext:char-shading-value="0"/>
    </style:style>
    <style:style style:name="T36" style:family="text">
      <style:text-properties officeooo:rsid="003207fb"/>
    </style:style>
    <style:style style:name="T37" style:family="text">
      <style:text-properties officeooo:rsid="00394020"/>
    </style:style>
    <style:style style:name="T38" style:family="text">
      <style:text-properties officeooo:rsid="00397843"/>
    </style:style>
    <style:style style:name="T39" style:family="text">
      <style:text-properties officeooo:rsid="0039f18a"/>
    </style:style>
    <style:style style:name="T40" style:family="text">
      <style:text-properties style:font-name="Arial2" fo:font-size="12pt" fo:language="pt" fo:country="BR" fo:font-style="italic" fo:font-weight="bold" officeooo:rsid="00118a59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style:font-name="Arial2" fo:font-size="12pt" fo:language="pt" fo:country="BR" fo:font-style="italic" officeooo:rsid="00118a59" style:font-size-asian="12pt" style:font-style-asian="italic" style:font-size-complex="12pt" style:font-style-complex="italic"/>
    </style:style>
    <style:style style:name="T42" style:family="text">
      <style:text-properties officeooo:rsid="0040e5da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AULA">AULA <text:span text:style-name="T42">01/05/2021</text:span></text:p>
      <text:h text:style-name="P36" text:outline-level="3">Atributos incomunicáveis de Deus<text:span text:style-name="T21"> – “nos encantam”</text:span></text:h>
      <text:p text:style-name="P37"/>
      <text:list xml:id="list686308827" text:style-name="L1">
        <text:list-item>
          <text:p text:style-name="P33">Deus não se revela para se “exibir”.</text:p>
        </text:list-item>
      </text:list>
      <text:p text:style-name="P37"/>
      <text:p text:style-name="P37"/>
      <text:p text:style-name="P26"><text:span text:style-name="T21">O grande propósito da revelação diz respeito aos seus </text:span><text:span text:style-name="T1">atributos comunicáveis.</text:span></text:p>
      <text:p text:style-name="P17"/>
      <text:p text:style-name="P17">Deus imprimiu uma parte de si em nós.</text:p>
      <text:p text:style-name="P17">Atributos comunicáveis são “virtudes”. </text:p>
      <text:p text:style-name="P17"/>
      <text:h text:style-name="Heading_20_4" text:outline-level="4">O Reino de Deus é “Virtudes”.</text:h>
      <text:list xml:id="list1462796188" text:style-name="L2">
        <text:list-item>
          <text:p text:style-name="P34">M<text:span text:style-name="T25">t</text:span> 6.33 – Devemos buscar o Reino dos Céus</text:p>
        </text:list-item>
        <text:list-item>
          <text:p text:style-name="P34">1 Co 4:20 – O Reino não é palavra, mas poder (não é teoria)</text:p>
        </text:list-item>
        <text:list-item>
          <text:p text:style-name="P34">Rm 14-17 – Não é comida nem bebida. (não é materialismo nem necessidade). <text:span text:style-name="T25">Mas é justiça, paz e alegria.</text:span></text:p>
        </text:list-item>
        <text:list-item>
          <text:p text:style-name="P34">1 Pe 2:9 – <text:span text:style-name="T25">São povo escolhido. Mostrar aos outros como é admirável aquele que os enviou.</text:span></text:p>
        </text:list-item>
        <text:list-item>
          <text:p text:style-name="P34">Gl 5:22 – <text:span text:style-name="T25">O fruto do espírito: Amor, alegria, paz, longanimidade, benignidade, bondade, fidelidade, mansidão, domínio próprio.</text:span></text:p>
        </text:list-item>
        <text:list-item>
          <text:p text:style-name="P34">Fl 4:8 – <text:s/><text:span text:style-name="T25">Finalmente, irmãos, tudo o que é verdadeiro, tudo o que é respeitável, tudo o que é justo, tudo o que é puro, tudo o que é amável, tudo o que é de boa fama, se alguma virtude há e se algum louvor existe, seja isso o que ocupe o pensamento de vocês.</text:span></text:p>
        </text:list-item>
      </text:list>
      <text:p text:style-name="P17"/>
      <text:p text:style-name="P17"/>
      <text:h text:style-name="Heading_20_4" text:outline-level="4">Atributos comunicáveis</text:h>
      <text:list xml:id="list3085519266" text:style-name="L3">
        <text:list-item>
          <text:p text:style-name="P35">Buscar <text:span text:style-name="T23">O REINO DOS CÉUS</text:span></text:p>
        </text:list-item>
        <text:list-item>
          <text:p text:style-name="P35">Palavras/Virtudes</text:p>
        </text:list-item>
        <text:list-item>
          <text:p text:style-name="P35">Coisas/Virtudes</text:p>
        </text:list-item>
        <text:list-item>
          <text:p text:style-name="P35">Salvos/Virtudes</text:p>
        </text:list-item>
        <text:list-item>
          <text:p text:style-name="P35">Vida/Virtudes</text:p>
        </text:list-item>
        <text:list-item>
          <text:p text:style-name="P35">Pensamento/Virtudes</text:p>
        </text:list-item>
      </text:list>
      <text:p text:style-name="P17"/>
      <text:h text:style-name="Heading_20_1" text:outline-level="1">PAZ</text:h>
      <text:p text:style-name="P18"/>
      <text:p text:style-name="P18">&gt; Paz e aflição simult<text:span text:style-name="T26">â</text:span>neo. Não está nada bem, mas está tudo em paz. Kjskdjzkjx</text:p>
      <text:p text:style-name="P18"/>
      <text:p text:style-name="P18">Paz mundana → “Refém” de uma Estabilidade externa</text:p>
      <text:p text:style-name="P18"><text:soft-page-break/>Paz → <text:span text:style-name="T26">Não há confusão nem desordem dentro de mim, mesmo em meio à aflição. Paz inexplicável</text:span></text:p>
      <text:p text:style-name="P18"/>
      <text:p text:style-name="P18">“Paz mundana não ‘deixa’ você dormir algemado, mas a paz que Deus vem nos entregar é uma paz que me deixa dormir mesmo algemado.”. Algemado por um diagnóstico… etc.</text:p>
      <text:p text:style-name="P18"/>
      <text:p text:style-name="P19">Depressão, irmã da depressão ansiedade, prima é o estresse</text:p>
      <text:p text:style-name="P19">Ansiedade é a irmã da depressão e o estresse a prima da depressão </text:p>
      <text:p text:style-name="P19"/>
      <text:p text:style-name="Caption">“Excesso de Passado, Depressão Excesso de Presente, Estresse <text:span text:style-name="T42">e </text:span>Excesso de Futuro, Ansiedade Faltando paz.”</text:p>
      <text:p text:style-name="P19"/>
      <text:p text:style-name="P20">RETIDÃO – <text:span text:style-name="T1">Deus Vive aquilo que fala.</text:span></text:p>
      <text:p text:style-name="P50"/>
      <text:p text:style-name="P50">&gt; Harmonia das ações de Deus com seus próprios princípios.</text:p>
      <text:p text:style-name="P50"/>
      <text:p text:style-name="P50"/>
      <text:p text:style-name="P51">Agir conforme aquilo que falamos, aquilo que pregamos e cantamos. OU, buscar viver aquilo que falamos e pregamos.</text:p>
      <text:p text:style-name="P51"/>
      <text:p text:style-name="P51"/>
      <text:p text:style-name="P61">Intervalo</text:p>
      <text:p text:style-name="P52"/>
      <text:p text:style-name="P52">Paz != Pacividade</text:p>
      <text:p text:style-name="P52"/>
      <text:p text:style-name="P52">Observação:</text:p>
      <text:p text:style-name="P52">Engolir choro não é paz. Você DEVE se expressar.</text:p>
      <text:p text:style-name="P52"/>
      <text:p text:style-name="P52"/>
      <text:h text:style-name="Heading_20_1" text:outline-level="1">JUSTIÇA<text:span text:style-name="T1"> – Administra sua lei de forma justa, não demonstrando favoritismo ou parcialidade</text:span></text:h>
      <text:p text:style-name="P52"/>
      <text:h text:style-name="Heading_20_5" text:outline-level="5">Retidão</text:h>
      <text:p text:style-name="P52">&gt; Tratamento de Deus em relação a nos mesmos</text:p>
      <text:p text:style-name="P52"/>
      <text:h text:style-name="Heading_20_5" text:outline-level="5">Justiça</text:h>
      <text:p text:style-name="P52">&gt; Tratamento de Deus em relação ao outro</text:p>
      <text:p text:style-name="P52"/>
      <text:p text:style-name="P52">NÃO confunda justo com juiz.</text:p>
      <text:p text:style-name="P52"/>
      <text:list xml:id="list704764196" text:style-name="L4">
        <text:list-item>
          <text:p text:style-name="P53">Justo faz Justiça</text:p>
        </text:list-item>
        <text:list-item>
          <text:p text:style-name="P53">Juiz faz Juízo</text:p>
        </text:list-item>
      </text:list>
      <text:p text:style-name="P52"/>
      <text:p text:style-name="P52">NÃO confunda justiça com vingança.</text:p>
      <text:p text:style-name="P52"/>
      <text:p text:style-name="P62">Justiça não é exigir direto sobre o outro, mas, abrir mão do seu direito pelo outro.</text:p>
      <text:p text:style-name="P63">Abrir mão do nosso direito de vingança para oferecer perdão em favor da reconciliação.</text:p>
      <text:p text:style-name="P64"/>
      <text:p text:style-name="P64"><text:soft-page-break/>Como julgar:</text:p>
      <text:p text:style-name="P28"><text:span text:style-name="T27">Juízo</text:span><text:span text:style-name="T31"> </text:span><text:span text:style-name="T30">ou </text:span><text:span text:style-name="T28">Justiça</text:span></text:p>
      <text:p text:style-name="P27"><text:span text:style-name="T27">Sentença</text:span><text:span text:style-name="T1"> ou </text:span><text:span text:style-name="T28">avaliação</text:span></text:p>
      <text:p text:style-name="P64"/>
      <text:p text:style-name="P64"/>
      <text:h text:style-name="Heading_20_1" text:outline-level="1">ZELO – <text:span text:style-name="T1"><text:s/></text:span><text:span text:style-name="T2">Deus Busca proteger sua própria honra</text:span></text:h>
      <text:p text:style-name="P65"/>
      <text:p text:style-name="P66">Patológico – Danoso</text:p>
      <text:p text:style-name="P66"/>
      <text:p text:style-name="P27"><text:span text:style-name="T2">&gt; ZELO, quando a finalidade é a </text:span><text:span text:style-name="T29">minha esposa</text:span></text:p>
      <text:p text:style-name="P27"><text:span text:style-name="T2">&gt; CIÚME, quando a finalidade é o </text:span><text:span text:style-name="T29">meu ego</text:span><text:span text:style-name="T2">, por exemplo</text:span></text:p>
      <text:p text:style-name="P65"/>
      <text:p text:style-name="P65"/>
      <text:p text:style-name="P28"/>
      <text:p text:style-name="P28"/>
      <text:p text:style-name="P28"/>
      <text:h text:style-name="Heading_20_1" text:outline-level="1">Ira – <text:span text:style-name="T1">Deus odeia intensamente o pecado e não é indiferente com a injustiça?</text:span></text:h>
      <text:p text:style-name="P66">Ef 4:26-31; Tg 1:20; Rm 12:19</text:p>
      <text:p text:style-name="P66"/>
      <text:p text:style-name="P28"><text:span text:style-name="T1">Não permita que a Ira seja prolongada. Resolv</text:span><text:span text:style-name="T3">a</text:span><text:span text:style-name="T1"> isso </text:span><text:span text:style-name="T3">rápido</text:span><text:span text:style-name="T1">.</text:span></text:p>
      <text:p text:style-name="P66"/>
      <text:p text:style-name="P29"><text:span text:style-name="T1">A ira </text:span>não é<text:span text:style-name="T1"> pecado quando </text:span>não te controla<text:span text:style-name="T1"> e/ou é motivada </text:span><text:span text:style-name="T24">pelo</text:span><text:span text:style-name="T1"> </text:span>outro<text:span text:style-name="T1"> e </text:span>não<text:span text:style-name="T1"> </text:span><text:span text:style-name="T24">pelo</text:span><text:span text:style-name="T1"> </text:span>meu<text:span text:style-name="T1"> ego.</text:span></text:p>
      <text:p text:style-name="P67"/>
      <text:p text:style-name="P29"><text:span text:style-name="T4">Livreto </text:span><text:span text:style-name="T1">– Os 5 votos para receber o poder do alto</text:span></text:p>
      <text:p text:style-name="P67"/>
      <text:p text:style-name="P68">Ira x Pecado</text:p>
      <text:p text:style-name="P68"/>
      <text:p text:style-name="P68">→ Medida</text:p>
      <text:p text:style-name="P68">→ Motivação</text:p>
      <text:p text:style-name="P67"/>
      <text:p text:style-name="P67"/>
      <text:h text:style-name="Heading_20_1" text:outline-level="1">BONDADE – <text:span text:style-name="T1">Deus é o parâmetro definitivo do que é bom.</text:span></text:h>
      <text:p text:style-name="P68"/>
      <text:p text:style-name="P30"><text:span text:style-name="T1">&gt; </text:span><text:span text:style-name="T5">Bondade é o único remédio. Para mim e para os outros.</text:span></text:p>
      <text:p text:style-name="P69"/>
      <text:p text:style-name="P77">“Toda vez que deixo de praticar a bondade por causa da maldade que me fizeram, eu infecciono a ferida ao contrário de sará-la.”</text:p>
      <text:p text:style-name="P32"/>
      <text:p text:style-name="P32">“Bom mestre…”</text:p>
      <text:p text:style-name="P32">“Vende seus bens e dá aos pobres”</text:p>
      <text:p text:style-name="P32">Que bondade é essa?</text:p>
      <text:p text:style-name="P32"/>
      <text:h text:style-name="Heading_20_2" text:outline-level="2"><text:soft-page-break/>→ MISÉRICÓRDIA – <text:span text:style-name="T1">É a </text:span>bondade<text:span text:style-name="T1"> de Deus para com os aflitos</text:span>.</text:h>
      <text:p text:style-name="P32">“Defender o indefeso”</text:p>
      <text:p text:style-name="P31"/>
      <text:p text:style-name="P32"/>
      <text:h text:style-name="Heading_20_2" text:outline-level="2"><text:span text:style-name="T1">→ </text:span><text:span text:style-name="T32">GRAÇA</text:span><text:span text:style-name="T5"> – É a </text:span><text:span text:style-name="T32">bondade</text:span><text:span text:style-name="T5"> de Deus para os indígnos, ou seja, aqueles que só merecem o castigo.</text:span></text:h>
      <text:p text:style-name="P71"/>
      <text:p text:style-name="P71"/>
      <text:p text:style-name="P32">Nenhuma criatura merece existir</text:p>
      <text:p text:style-name="P32"/>
      <text:p text:style-name="P72">Tudo que você recebe de Deus não pode terminar em você.</text:p>
      <text:p text:style-name="P72">Toda benção não compartilhada vira maldição.</text:p>
      <text:p text:style-name="P72"/>
      <text:p text:style-name="P72"/>
      <text:p text:style-name="TÍTULO_20_AULA">AU<text:span text:style-name="T38">l</text:span>A 28/04/2021<text:span text:style-name="T37">6</text:span></text:p>
      <text:p text:style-name="P80"/>
      <text:p text:style-name="P73">Medimos nossa bondade a partir daqueles que são piores que nós.</text:p>
      <text:p text:style-name="P73"/>
      <text:h text:style-name="Heading_20_2" text:outline-level="2">COMPLACÊNCIA – <text:span text:style-name="T24">“A GRATIDÃO NÃO É SILENCIOSA.”</text:span></text:h>
      <text:p text:style-name="P81"><text:span text:style-name="T21"><text:tab/>É a aprovação às boas ações ou disposições.</text:span></text:p>
      <text:p text:style-name="P81"><text:span text:style-name="T21">É aquilo em Deus que aprova todas as Suas próprias perfeições como também aquilo que se conforma com Ele.</text:span></text:p>
      <text:p text:style-name="P78"/>
      <text:p text:style-name="P78"/>
      <text:p text:style-name="P78"/>
      <text:h text:style-name="Heading_20_2" text:outline-level="2">BONDADE = <text:span text:style-name="T34">Paciência </text:span><text:span text:style-name="T35">(longanimidade, continuidade)</text:span></text:h>
      <text:p text:style-name="P74"><text:tab/>É a bondade de Deus para com aqueles que persistem no pecado por certo tempo.</text:p>
      <text:p text:style-name="P74"/>
      <text:p text:style-name="P74">Sem a paciência, as outras virtudes se tornam rasas.</text:p>
      <text:p text:style-name="P74"/>
      <text:p text:style-name="P74">Paciência (Makrothumia) x Perseverança (Hupomone)</text:p>
      <text:p text:style-name="P74"/>
      <text:p text:style-name="P74">Paciência =&gt; (Resistir) Não sair do lugar em meio às adversidades</text:p>
      <text:p text:style-name="P74">Perseverança =&gt; (Continuar) Continuar em frente em meio às adversidades</text:p>
      <text:p text:style-name="P74"/>
      <text:p text:style-name="P74"/>
      <text:h text:style-name="Heading_20_1" text:outline-level="1">SABEDORIA</text:h>
      <text:p text:style-name="P79"><text:span text:style-name="T1">Deus escolhe sempre as melhores metas e os melhores meios para alcançar essas metas</text:span></text:p>
      <text:p text:style-name="P79"><text:span text:style-name="T1"/></text:p>
      <text:p text:style-name="P79"><text:span text:style-name="T1"/></text:p>
      <text:h text:style-name="Heading_20_1" text:outline-level="1">SANTIDADE<text:span text:style-name="T1"> (separação)</text:span></text:h>
      <text:p text:style-name="P85"/>
      <text:p text:style-name="P86"><text:soft-page-break/>“Jesus não deixou nenhum ensinamento para sermos santos? Mas, todos os seus ensinamentos não nos tornam santos (separados)?”. <text:span text:style-name="T36">Mas será que ele se esqueceu de deixar isso como mandamento?</text:span></text:p>
      <text:p text:style-name="P89"/>
      <text:p text:style-name="P88">Heresia: Será que a santidade é importante?</text:p>
      <text:p text:style-name="P88"/>
      <text:p text:style-name="P88">Corrente 1 → A santidade é a soma de todos os outros atributos.</text:p>
      <text:p text:style-name="P88">Corrente 2 → a.</text:p>
      <text:p text:style-name="P74"/>
      <text:p text:style-name="P74"/>
      <text:p text:style-name="P75">Na antiga aliança você tinha 613 mandamentos?!</text:p>
      <text:p text:style-name="P75">365 Negação</text:p>
      <text:p text:style-name="P75">248 Afirmação</text:p>
      <text:p text:style-name="P76">10 mandamentos</text:p>
      <text:p text:style-name="P76">3 Mandamentos (justiça, Amar a misericórdia e andar humildemente com seu Deus)</text:p>
      <text:p text:style-name="P76">1 mandamento, o amor.</text:p>
      <text:p text:style-name="P76"/>
      <text:p text:style-name="P87">“Santidade não é se proteger do mal do outro, mas <text:span text:style-name="T6">proteger o outro</text:span> do mal que <text:span text:style-name="T6">há em mim</text:span>”.</text:p>
      <text:p text:style-name="P90"><text:span text:style-name="T21"/></text:p>
      <text:p text:style-name="P90"><text:span text:style-name="T21"/></text:p>
      <text:p text:style-name="P97"><text:span text:style-name="T21">Miqueias 6:6.</text:span></text:p>
      <text:p text:style-name="P98"><text:span text:style-name="T21">Isaías 58.</text:span></text:p>
      <text:p text:style-name="TÍTULO_20_AULA">INTERVALO</text:p>
      <text:p text:style-name="P91"/>
      <text:h text:style-name="Heading_20_1" text:outline-level="1">a<text:span text:style-name="T39">mor</text:span></text:h>
      <text:p text:style-name="P92"><text:span text:style-name="T22">É a perfeição de Deus que pelo qual ele é movido eternamente a doar-se.</text:span></text:p>
      <text:p text:style-name="P92"><text:span text:style-name="T22"/></text:p>
      <text:p text:style-name="P93"><text:span text:style-name="T22">Não é um sentimento (mas </text:span><text:span text:style-name="T1">pode </text:span><text:span text:style-name="T22">afetar seus sentimentos).</text:span></text:p>
      <text:p text:style-name="P93"><text:span text:style-name="T21"/></text:p>
      <text:p text:style-name="P93"><text:span text:style-name="T21">Amai vossos inimigos</text:span><text:span text:style-name="T22"> (Amor bíblico)</text:span></text:p>
      <text:p text:style-name="P93"><text:span text:style-name="T21">Bendizei os que vos maldizem</text:span><text:span text:style-name="T22"> (palavras)</text:span></text:p>
      <text:p text:style-name="P93"><text:span text:style-name="T21">Fazei bem aos que os odeiam</text:span><text:span text:style-name="T22"> (ações)</text:span></text:p>
      <text:p text:style-name="P93"><text:span text:style-name="T21">Orai pelos que vos perseguem </text:span><text:span text:style-name="T22">(oração)</text:span></text:p>
      <text:p text:style-name="P94"><text:span text:style-name="T21">Para que sejais filhos do Pai.</text:span><text:span text:style-name="T22"> (huh.)</text:span></text:p>
      <text:p text:style-name="P93"><text:span text:style-name="T22"/></text:p>
      <text:p text:style-name="P99"><text:span text:style-name="T22">Qual a chave?</text:span></text:p>
      <text:p text:style-name="P94"><text:span text:style-name="T22">A </text:span><text:span text:style-name="T21">natureza do amor </text:span><text:span text:style-name="T22">se </text:span><text:span text:style-name="T1">revela</text:span><text:span text:style-name="T21"> </text:span><text:span text:style-name="T22">exatamente quando as coisas estão </text:span><text:span text:style-name="T21">desfavoráveis</text:span><text:span text:style-name="T22">.</text:span></text:p>
      <text:p text:style-name="P94"><text:span text:style-name="T22"/></text:p>
      <text:p text:style-name="P94"><text:span text:style-name="T22"/></text:p>
      <text:p text:style-name="P95"><text:span text:style-name="T22">Filosofia dos ladrões, o que é teu é meu.</text:span></text:p>
      <text:p text:style-name="P95"><text:span text:style-name="T22">Filosofia do sacerdote, o que é teu, é teu, o que é meu, é meu</text:span></text:p>
      <text:p text:style-name="P95"><text:span text:style-name="T22">Filosofia do samaritano, o que é meu é teu.</text:span></text:p>
      <text:p text:style-name="P95"><text:span text:style-name="T22"/></text:p>
      <text:p text:style-name="P95"><text:span text:style-name="T22">Os três verbos que descrevem o amor</text:span></text:p>
      <text:p text:style-name="P95"><text:span text:style-name="T22"/></text:p>
      <text:p text:style-name="P95"><text:span text:style-name="T22">Aproximar</text:span></text:p>
      <text:p text:style-name="P95"><text:span text:style-name="T22">Renúncia</text:span></text:p>
      <text:p text:style-name="P95"><text:soft-page-break/><text:span text:style-name="T22">Cuidar</text:span></text:p>
      <text:p text:style-name="P95"><text:span text:style-name="T22"/></text:p>
      <text:p text:style-name="P95"><text:span text:style-name="T22"/></text:p>
      <text:p text:style-name="P96"><text:span text:style-name="T21">Amor</text:span><text:span text:style-name="T22"> </text:span><text:span text:style-name="T21">não</text:span><text:span text:style-name="T22"> é </text:span><text:span text:style-name="T21">esforço coletivo</text:span><text:span text:style-name="T22"> para o </text:span><text:span text:style-name="T21">bem pessoal</text:span><text:span text:style-name="T22">, mas </text:span><text:span text:style-name="T21">esforço pessoal</text:span><text:span text:style-name="T22"> para o </text:span><text:span text:style-name="T21">bem coletivo</text:span><text:span text:style-name="T22">.</text:span></text:p>
      <text:p text:style-name="P95"><text:span text:style-name="T22"/></text:p>
      <text:p text:style-name="P84">Deus Usa das circunstâncias <text:span text:style-name="T12">para que nós o conheçamos</text:span>.</text:p>
      <text:p text:style-name="P1">O que há em mim que precisa vir pra fora, exatamente nessa circunstância.</text:p>
      <text:p text:style-name="P1">“Poxa, é isso que eu aprendo agora olhando para todos os nomes de Deus.”</text:p>
      <text:p text:style-name="P82"><text:span text:style-name="T40">Deus é em tudo suficiente</text:span><text:span text:style-name="T41">.</text:span></text:p>
      <text:p text:style-name="P100">A<text:span text:style-name="T33">ULA</text:span> 07/04/2021</text:p>
      <text:p text:style-name="P1"/>
      <text:p text:style-name="P1">Atributos de Deus</text:p>
      <text:p text:style-name="P1">Qualidades inerentes ao ser de Deus.</text:p>
      <text:p text:style-name="P1"/>
      <text:p text:style-name="P21">Deus é</text:p>
      <text:list xml:id="list166591414" text:style-name="L5">
        <text:list-item>
          <text:p text:style-name="P38">Sua existência</text:p>
        </text:list-item>
        <text:list-item>
          <text:p text:style-name="P38">Independente</text:p>
        </text:list-item>
        <text:list-item>
          <text:p text:style-name="P38">Em suas experiências</text:p>
        </text:list-item>
        <text:list-item>
          <text:p text:style-name="P38">Em seus pensamentos</text:p>
        </text:list-item>
        <text:list-item>
          <text:p text:style-name="P38">Na formulação de seus planos</text:p>
        </text:list-item>
        <text:list-item>
          <text:p text:style-name="P38">Na execução de sua vontade</text:p>
        </text:list-item>
        <text:list-item>
          <text:p text:style-name="P38">Em seu poder</text:p>
        </text:list-item>
      </text:list>
      <text:p text:style-name="P1"/>
      <text:p text:style-name="P2"><text:span text:style-name="T9">Atributo da Imutabilidade de Deus</text:span><text:span text:style-name="T8"> </text:span>– “Nada é capaz de mudar Deus”, “<text:span text:style-name="T12">Deus não é bipolar”</text:span></text:p>
      <text:p text:style-name="P2"><text:tab/>Deus é <text:span text:style-name="T6">imutável</text:span> <text:span text:style-name="T1">em seu </text:span><text:span text:style-name="T6">ser</text:span><text:span text:style-name="T1">(em sua essência)</text:span>, no seu <text:span text:style-name="T6">caráter</text:span>, nas suas <text:span text:style-name="T6">perfeições</text:span>, nos seus <text:span text:style-name="T6">propósitos</text:span> e nas suas <text:span text:style-name="T6">promessas</text:span>. </text:p>
      <text:p text:style-name="P2"><text:tab/>Porém, Deus <text:span text:style-name="T10"><text:s/></text:span><text:span text:style-name="T11">n</text:span><text:span text:style-name="T10">ão é um Deus imóvel </text:span>.</text:p>
      <text:p text:style-name="P1"/>
      <text:p text:style-name="P1"/>
      <text:p text:style-name="P11">Frases desoladoras:</text:p>
      <text:list xml:id="list1631745488" text:style-name="L6">
        <text:list-item>
          <text:p text:style-name="P54">“O atributo da imutabilidade significa que Deus não é movido de fora para dentro.”</text:p>
          <text:p text:style-name="P39"/>
        </text:list-item>
        <text:list-item>
          <text:p text:style-name="P55">“Deus fala do jeito que fala, como que para crianças que não podem compreender de fato o seu ser.”</text:p>
          <text:p text:style-name="P39"/>
        </text:list-item>
        <text:list-item>
          <text:p text:style-name="P56">A oração não move Deus, nem é para fazer de alguma maneira para convencer ou mudar algo em Deus. Mas sim para mover nós.</text:p>
          <text:p text:style-name="P39"/>
        </text:list-item>
        <text:list-item>
          <text:p text:style-name="P57">“Nós somos semelhantes à criança que passa em frente a uma casa com campainha, toca a campainha e sai correndo.”</text:p>
          <text:p text:style-name="P39"/>
        </text:list-item>
        <text:list-item>
          <text:p text:style-name="P58">Se Jesus aparecesse e você tivesse apenas uma folha pra colocar todos os seus desejos e pedidos para Ele. O que você escreveria? Você deixaria Ele escrever?</text:p>
          <text:p text:style-name="P40"/>
        </text:list-item>
        <text:list-item>
          <text:p text:style-name="P59">Marcos 5:6-11</text:p>
          <text:p text:style-name="P59">Se o meu encanto por Deus for unicamente pelo seu poder. Eu me assemelho ao comportamento demoníaco.</text:p>
          <text:p text:style-name="P40"/>
        </text:list-item>
        <text:list-item>
          <text:p text:style-name="P60">Jonas pega o dinheiro de Deus (a oração), para a vontade dele? Para a nossa vontade.<text:line-break/>Deus nunca financiará absolutamente nada que não seja o seu propósito.</text:p>
        </text:list-item>
      </text:list>
      <text:p text:style-name="P3"/>
      <text:p text:style-name="P22"/>
      <text:p text:style-name="P22">Queremos fazer nossa vontade e não a vontade de Deus de fato. ÍDOLOS, assim como Israel com o bezerro, Jonas e o peixe e o Gasareno.</text:p>
      <text:p text:style-name="P11">Deus fala de várias maneiras. Da onde que vem os pensamentos? Se eles de fato fazem sentido segundo os ensinos da bíblia.</text:p>
      <text:p text:style-name="P1"/>
      <text:p text:style-name="P6"/>
      <text:p text:style-name="P14"><text:soft-page-break/>Pós aula</text:p>
      <text:p text:style-name="P11">Deus se arrepende? – <text:span text:style-name="T13">Eu acho que não, isso vai contra a imutabilidade dele. </text:span></text:p>
      <text:list xml:id="list411960474" text:style-name="L7">
        <text:list-item>
          <text:p text:style-name="P41">Depois do intervalo</text:p>
        </text:list-item>
      </text:list>
      <text:p text:style-name="P1"/>
      <text:p text:style-name="P6">====================================================================</text:p>
      <text:p text:style-name="P4"><text:span text:style-name="T14">Interva</text:span><text:span text:style-name="T15">lo</text:span></text:p>
      <text:p text:style-name="P4"/>
      <text:p text:style-name="P4">“As supostas inconsistências da bíblia nos apontam em direções de verdades”</text:p>
      <text:p text:style-name="P4"/>
      <text:p text:style-name="P4"/>
      <text:p text:style-name="P4">Deus se arrepende?</text:p>
      <text:list xml:id="list2474171586" text:style-name="L8">
        <text:list-item>
          <text:p text:style-name="P42">Antropopatismo – Apenas uma figura de linguagem para que possamos entender</text:p>
        </text:list-item>
        <text:list-item>
          <text:p text:style-name="P42">Deus responde às nossas ações. O Homem muda e Deus corresponde à mudança</text:p>
        </text:list-item>
      </text:list>
      <text:p text:style-name="P4"/>
      <text:p text:style-name="P4"><text:span text:style-name="T16">Nacham</text:span> → Arrependimento. Em três sentidos</text:p>
      <text:list xml:id="list2810284660" text:style-name="L9">
        <text:list-item>
          <text:p text:style-name="P43">Experimentar pesar ou sofrimento ou tristeza</text:p>
        </text:list-item>
        <text:list-item>
          <text:p text:style-name="P43">Consolar ou ser consolado</text:p>
        </text:list-item>
        <text:list-item>
          <text:p text:style-name="P44">Arrepender-se ou mudar de mente(ideia) <text:s/>(voltar atrás)</text:p>
        </text:list-item>
      </text:list>
      <text:p text:style-name="P4"/>
      <text:p text:style-name="P4"><text:span text:style-name="T16">Shwu</text:span>’ → Arrependimento. Voltar atrás.</text:p>
      <text:p text:style-name="P5"/>
      <text:p text:style-name="P1"/>
      <text:p text:style-name="P1"/>
      <text:h text:style-name="Heading_20_1" text:outline-level="1">Atributo de Soberania</text:h>
      <text:p text:style-name="P1"/>
      <text:p text:style-name="P6"><text:tab/>Define-se como o exercício de sua supremacia, onde ele tem controle sobre tudo de acordo com sua vontade e louvor de sua glória.</text:p>
      <text:p text:style-name="P6"/>
      <text:p text:style-name="P6"/>
      <text:p text:style-name="P7">Soberania</text:p>
      <text:list xml:id="list2440967938" text:style-name="L10">
        <text:list-item>
          <text:p text:style-name="P45">Passiva – Deus pediu licença à Maria para entrar na sua própria criação?</text:p>
        </text:list-item>
        <text:list-item>
          <text:p text:style-name="P45">Ativa – Deus faz o que quiser, querendo nós ou não, absoluta.</text:p>
        </text:list-item>
      </text:list>
      <text:p text:style-name="P1"/>
      <text:p text:style-name="P8">“A soberania de Deus não é arbitrariedade, como alguns julgam erroneamente, pois Deus tem suas razões, baseado em sua sabedoria infinita, as quais nem sempre decide revelar.” – Spiros Zodhiates</text:p>
      <text:h text:style-name="Heading_20_1" text:outline-level="1"/>
      <text:h text:style-name="Heading_20_1" text:outline-level="1">Atributo da Onipotência – Infinitude ou infinidade</text:h>
      <text:p text:style-name="P24"/>
      <text:p text:style-name="P8"><text:tab/>É a perfeição de Deus pela qual Ele é isento de toda e qualquer limitação.</text:p>
      <text:p text:style-name="P8"/>
      <text:p text:style-name="P8">Deus tem o poder para fazer todas as coisas?</text:p>
      <text:p text:style-name="P8">→ Deus pode tudo a respeito o seu caráter.</text:p>
      <text:p text:style-name="P8">→ Deus não pode se contradizer-se.</text:p>
      <text:p text:style-name="P8"/>
      <text:p text:style-name="P8"/>
      <text:p text:style-name="P8"/>
      <text:h text:style-name="Heading_20_1" text:outline-level="1"><text:soft-page-break/>Atributo da Onisciência – Eternidade - tempo</text:h>
      <text:p text:style-name="P8"/>
      <text:p text:style-name="P12">Deus não tem princípio nem fim nem sucessão de momentos no seu próprio ser, e percebe todo o tempo em um único presente indivisível.</text:p>
      <text:p text:style-name="P12"/>
      <text:p text:style-name="P12">Deus não existe! Deus É.</text:p>
      <text:p text:style-name="P23">Salmos 90:2 </text:p>
      <text:p text:style-name="P23"/>
      <text:p text:style-name="P23"><text:span text:style-name="T8">→ Deus <text:s/>é o Pai da Eternidade. Ele é maior que a eternidade, </text:span><text:span text:style-name="T18">wow</text:span><text:span text:style-name="T8">.</text:span></text:p>
      <text:p text:style-name="P15"/>
      <text:p text:style-name="P25">“É consolador o fato de que Deus nunca pode ser pego de surpresa.”</text:p>
      <text:p text:style-name="P8"/>
      <text:p text:style-name="P12">Você vai casar. Uma semana antes você tem um sonho. No sonho aparece numa tela como estará seu marido nos próximos 20-30 anos. Você vai ver de fato como ele é.</text:p>
      <text:p text:style-name="P12"/>
      <text:p text:style-name="P12">Deus nos amou mesmo sabendo das nossas falhas e fraquezas antes mesmo de nos escolher.</text:p>
      <text:p text:style-name="P8"/>
      <text:p text:style-name="P8"/>
      <text:h text:style-name="Heading_20_1" text:outline-level="1">Atributo da Onipresença Imensidão – Espaço</text:h>
      <text:p text:style-name="P8"/>
      <text:p text:style-name="P8"><text:tab/>“<text:span text:style-name="T17">A perfeição divina pela qual Ele transcende todas as limitações espaciais e, contudo, está presente em todos os pontos do espaço com todo o seu Ser.”</text:span></text:p>
      <text:p text:style-name="P8"/>
      <text:p text:style-name="P8"/>
      <text:h text:style-name="Heading_20_1" text:outline-level="1">Unidade de Deus (simplicidade)</text:h>
      <text:p text:style-name="P8"/>
      <text:p text:style-name="P8"><text:tab/><text:span text:style-name="T19">Significa que Deus é um e que todos os atributos dele estão inclusos em seu ser o tempo todo.</text:span></text:p>
      <text:p text:style-name="P8"/>
      <text:p text:style-name="P8">&gt; <text:span text:style-name="T19">Deus é um. Harmoniosamente em si mesmo.</text:span></text:p>
      <text:p text:style-name="P8"/>
      <text:p text:style-name="P13">Perguntar para tornar prático. “ir lá em cima e trazer para baixo”</text:p>
      <text:p text:style-name="P13"/>
      <text:p text:style-name="P13">Para refletir e aprofundar</text:p>
      <text:p text:style-name="P13"/>
      <text:p text:style-name="P13">Vimos que em sua independência, Deus não precisa de nós para nada. Isso nos torna insignificantes? Por quê? Como isso afeta sua vida?</text:p>
      <text:p text:style-name="P13"/>
      <text:p text:style-name="P13">Como considerar acerca da imutabilidade do caráter divino pode transforma a minha vida cotidiana e o meu relacionamento com Ele?</text:p>
      <text:p text:style-name="P13"/>
      <text:p text:style-name="P13">Reflita sobre a unidade do caráter divino e então compartilhe como você percebe a bondade e a severidade (justiça) de Deus? Romanos 11:22-23</text:p>
      <text:p text:style-name="P13"/>
      <text:p text:style-name="P13"/>
      <text:p text:style-name="P13"><text:soft-page-break/>Como a consciência de que Deus está presente em todo lugar (onipresença), e conhece todas as coisas (onisciência, pode influenciar o seu modo de viver e de se relacionar com Ele e com os outros? Salmo 139</text:p>
      <text:p text:style-name="P13"/>
      <text:p text:style-name="P9">→ Salmos 139:<text:span text:style-name="T6">1-4</text:span> Onisciência</text:p>
      <text:p text:style-name="P10">→ Salmos 139:<text:span text:style-name="T6">5</text:span> Onipresença</text:p>
      <text:p text:style-name="P10">→ Salmos 139 <text:span text:style-name="T6">7-10</text:span> Onipresença</text:p>
      <text:p text:style-name="P10">→ Salmos 139:<text:span text:style-name="T6">18</text:span><text:span text:style-name="T1"> Onipresença</text:span></text:p>
      <text:p text:style-name="P16"/>
      <text:list xml:id="list2661051154" text:style-name="L11">
        <text:list-item>
          <text:p text:style-name="P47">Senhor, tu me sondas e me conhece<text:span text:style-name="T20">s</text:span>.</text:p>
        </text:list-item>
        <text:list-item>
          <text:p text:style-name="P47"><text:span text:style-name="T6">Sabes</text:span> quando <text:span text:style-name="T6">me sento</text:span> e quando me <text:span text:style-name="T6">levanto</text:span>;<text:line-break/>de longe <text:span text:style-name="T6">conheces</text:span> os <text:span text:style-name="T6">meus pensamentos</text:span>.</text:p>
        </text:list-item>
        <text:list-item>
          <text:p text:style-name="P47">Observas o <text:span text:style-name="T6">meu andar</text:span> e o <text:span text:style-name="T6">meu deitar</text:span> e <text:span text:style-name="T6">conheces</text:span> todos os <text:span text:style-name="T6">meus caminhos</text:span>.</text:p>
        </text:list-item>
        <text:list-item>
          <text:p text:style-name="P47">A <text:span text:style-name="T6">palavra</text:span> ainda nem chegou à minha língua, e tu, Senhor, <text:span text:style-name="T6">já a conheces toda</text:span>.</text:p>
        </text:list-item>
        <text:list-item>
          <text:p text:style-name="P47">Tu <text:span text:style-name="T6">me cercas por todos os lados</text:span> e <text:span text:style-name="T6">pões a tua mão sobre mim</text:span>.</text:p>
        </text:list-item>
        <text:list-item>
          <text:p text:style-name="P47">Tal conhecimento é maravilhoso demais para mim:<text:line-break/>É tão elevado, que não o posso atingir.</text:p>
        </text:list-item>
        <text:list-item>
          <text:p text:style-name="P47"><text:span text:style-name="T6">Para onde me ausentarei</text:span> do teu Espírito? <text:span text:style-name="T6">Para onde fugirei</text:span> da tua face?</text:p>
        </text:list-item>
        <text:list-item>
          <text:p text:style-name="P83">Se subo aos céus, <text:span text:style-name="T7">l</text:span><text:span text:style-name="T6">á estás</text:span>; <text:span text:style-name="T20">Se faço a minha cama no mais profundo abismo;</text:span></text:p>
        </text:list-item>
        <text:list-item>
          <text:p text:style-name="P48">se tomo as asas da alvorada e me detenho <text:span text:style-name="T6">nos confins dos mares</text:span>,</text:p>
        </text:list-item>
        <text:list-item>
          <text:p text:style-name="P48"><text:span text:style-name="T6">ainda ali a tua mão me guiará</text:span>, e a tua mão direita me susterá.</text:p>
        </text:list-item>
        <text:list-item>
          <text:p text:style-name="P48">Se eu digo: “As trevas, com certeza, me encobrirão, e a luz ao redor de mim se fará noite”,</text:p>
        </text:list-item>
        <text:list-item>
          <text:p text:style-name="P48">até as próprias trevas não te serão escuras, e a noite é tão clara como o dia. Para ti, as trevas e a luz são a mesma coisa.</text:p>
        </text:list-item>
        <text:list-item>
          <text:p text:style-name="P48">Pois tu formaste o meu interior, tu me teceste no ventre de minha mãe.</text:p>
        </text:list-item>
        <text:list-item>
          <text:p text:style-name="P48">Graças te dou, visto que de modo assombrosamente maravilhoso me formaste; as tuas obras são admiráveis, e a minha alma o sabe muito bem.</text:p>
        </text:list-item>
        <text:list-item>
          <text:p text:style-name="P48">Os meus ossos não te foram encobertos, quando no oculto fui formado e entretecido como nas profundezas da terra.</text:p>
        </text:list-item>
        <text:list-item>
          <text:p text:style-name="P48">Os teus olhos viram a minha substância ainda uniforme, e no teu livro foram escritos todos os meus dias, cada um deles escrito e determinado, quando nem um deles ainda existia.</text:p>
        </text:list-item>
        <text:list-item>
          <text:p text:style-name="P48">Que preciosos para mim, ó Deus, são os teus pensamentos! E como é grande a soma deles!</text:p>
        </text:list-item>
        <text:list-item>
          <text:p text:style-name="P48">Se os contasse, seriam mais do que os grãos de areia; <text:span text:style-name="T6">quando acordo</text:span>, <text:span text:style-name="T6">ainda estou contig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Arial" fo:font-family="Arial" style:font-style-name="Normal" style:font-family-generic="swiss" style:font-pitch="variable" fo:font-size="12pt" fo:language="pt" fo:country="BR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TÍTULO_20_AULA" style:display-name="TÍTULO AULA" style:family="paragraph" style:parent-style-name="Heading" style:master-page-name="">
      <style:paragraph-properties fo:text-align="center" style:justify-single-word="false" style:page-number="auto" fo:padding-left="0cm" fo:padding-right="0cm" fo:padding-top="0.101cm" fo:padding-bottom="0.101cm" fo:border-left="none" fo:border-right="none" fo:border-top="none" fo:border-bottom="0.06pt solid #000000">
        <style:tab-stops/>
      </style:paragraph-properties>
      <style:text-properties style:font-name="Arial" fo:font-family="Arial" style:font-style-name="Normal" style:font-family-generic="swiss" style:font-pitch="variable" fo:font-size="18pt" fo:language="pt" fo:country="BR" style:text-underline-style="none" fo:background-color="transparent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 loext:hidden="true" style:hidden="true"/>
    <style:style style:name="Emphasis" style:family="text">
      <style:text-properties fo:font-style="italic" style:font-style-asian="italic" style:font-style-complex="italic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editing-duration>PT3H16M39S</meta:editing-duration>
    <meta:editing-cycles>16</meta:editing-cycles>
    <dc:date>2021-04-28T15:37:08.698000000</dc:date>
    <meta:document-statistic meta:table-count="0" meta:image-count="0" meta:object-count="0" meta:page-count="12" meta:paragraph-count="220" meta:word-count="2180" meta:character-count="12189" meta:non-whitespace-character-count="10241"/>
  </office:meta>
</office:document-meta>
</file>